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1.198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3.1cm"/>
    </style:style>
    <style:style style:name="gr3" style:family="graphic" style:parent-style-name="standard">
      <style:graphic-properties draw:textarea-horizontal-align="justify" draw:textarea-vertical-align="middle" draw:auto-grow-height="false" fo:min-height="0.807cm" fo:min-width="1.399cm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9cm"/>
    </style:style>
    <style:style style:name="gr6" style:family="graphic" style:parent-style-name="standard">
      <style:graphic-properties draw:stroke="none" svg:stroke-color="#000000" draw:fill="none" draw:fill-color="#ffffff" fo:min-height="0.897cm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svg:stroke-color="#999999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4cm" svg:height="2.4cm" svg:x="16.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cm" svg:height="1.3cm" svg:x="11.377cm" svg:y="2.009cm">
          <text:p text:style-name="P1">Voter #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3cm" svg:x="11.438cm" svg:y="3.985cm">
          <text:p text:style-name="P1">Voter #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3cm" svg:x="11.438cm" svg:y="6cm">
          <text:p text:style-name="P1">Voter #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85cm" svg:height="1.495cm" svg:x="4.332cm" svg:y="2.07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85cm" svg:height="1.495cm" svg:x="1.38cm" svg:y="3.37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85cm" svg:height="1.495cm" svg:x="7.285cm" svg:y="4.1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85cm" svg:height="1.495cm" svg:x="6.748cm" svg:y="6.32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85cm" svg:height="1.495cm" svg:x="4.331cm" svg:y="8.092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85cm" svg:height="1.495cm" svg:x="1.57cm" svg:y="6.02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0.161cm" svg:y1="1.611cm" svg:x2="10.161cm" svg:y2="9.97cm">
          <text:p/>
        </draw:line>
        <draw:frame draw:style-name="gr5" draw:text-style-name="P3" draw:layer="layout" svg:width="9.74cm" svg:height="1.109cm" svg:x="10.468cm" svg:y="1cm">
          <draw:text-box>
            <text:p>Nicht verfälschendes Netzwerk</text:p>
          </draw:text-box>
        </draw:frame>
        <draw:frame draw:style-name="gr6" draw:text-style-name="P3" draw:layer="layout" svg:width="7.937cm" svg:height="1.147cm" svg:x="2.109cm" svg:y="1cm">
          <draw:text-box>
            <text:p>Verfälschendes Netzwerk</text:p>
          </draw:text-box>
        </draw:frame>
        <draw:line draw:style-name="gr7" draw:text-style-name="P1" draw:layer="layout" svg:x1="16.987cm" svg:y1="3.988cm" svg:x2="14.993cm" svg:y2="2.646cm">
          <text:p/>
        </draw:line>
        <draw:line draw:style-name="gr7" draw:text-style-name="P1" draw:layer="layout" svg:x1="16.603cm" svg:y1="4.832cm" svg:x2="14.955cm" svg:y2="4.678cm">
          <text:p/>
        </draw:line>
        <draw:line draw:style-name="gr7" draw:text-style-name="P1" draw:layer="layout" svg:x1="16.834cm" svg:y1="5.675cm" svg:x2="14.955cm" svg:y2="6.787cm">
          <text:p/>
        </draw:line>
        <draw:line draw:style-name="gr7" draw:text-style-name="P1" draw:layer="layout" svg:x1="6.634cm" svg:y1="3.413cm" svg:x2="7.861cm" svg:y2="4.525cm">
          <text:p/>
        </draw:line>
        <draw:line draw:style-name="gr7" draw:text-style-name="P1" draw:layer="layout" svg:x1="4.755cm" svg:y1="3.336cm" svg:x2="3.566cm" svg:y2="3.605cm">
          <text:p/>
        </draw:line>
        <draw:line draw:style-name="gr7" draw:text-style-name="P1" draw:layer="layout" svg:x1="2.646cm" svg:y1="4.832cm" svg:x2="2.991cm" svg:y2="6.135cm">
          <text:p/>
        </draw:line>
        <draw:line draw:style-name="gr7" draw:text-style-name="P1" draw:layer="layout" svg:x1="8.666cm" svg:y1="5.637cm" svg:x2="7.937cm" svg:y2="6.327cm">
          <text:p/>
        </draw:line>
        <draw:line draw:style-name="gr7" draw:text-style-name="P1" draw:layer="layout" svg:x1="3.873cm" svg:y1="7.324cm" svg:x2="4.678cm" svg:y2="8.283cm">
          <text:p/>
        </draw:line>
        <draw:line draw:style-name="gr7" draw:text-style-name="P1" draw:layer="layout" svg:x1="8.129cm" svg:y1="7.861cm" svg:x2="6.442cm" svg:y2="8.321cm">
          <text:p/>
        </draw:line>
        <draw:line draw:style-name="gr7" draw:text-style-name="P1" draw:layer="layout" svg:x1="5.752cm" svg:y1="3.566cm" svg:x2="5.713cm" svg:y2="8.091cm">
          <text:p/>
        </draw:line>
        <draw:line draw:style-name="gr7" draw:text-style-name="P1" draw:layer="layout" svg:x1="4.371cm" svg:y1="6.749cm" svg:x2="6.825cm" svg:y2="7.017cm">
          <text:p/>
        </draw:line>
        <draw:line draw:style-name="gr7" draw:text-style-name="P1" draw:layer="layout" svg:x1="4.18cm" svg:y1="4.18cm" svg:x2="7.477cm" svg:y2="4.947cm">
          <text:p/>
        </draw:line>
        <draw:line draw:style-name="gr7" draw:text-style-name="P1" draw:layer="layout" svg:x1="3.873cm" svg:y1="6.212cm" svg:x2="7.822cm" svg:y2="5.292cm">
          <text:p/>
        </draw:line>
        <draw:line draw:style-name="gr7" draw:text-style-name="P1" draw:layer="layout" svg:x1="3.681cm" svg:y1="4.64cm" svg:x2="7.055cm" svg:y2="6.481cm">
          <text:p/>
        </draw:line>
        <draw:line draw:style-name="gr8" draw:text-style-name="P1" draw:layer="layout" svg:x1="7.055cm" svg:y1="2.876cm" svg:x2="11.504cm" svg:y2="2.761cm">
          <text:p/>
        </draw:line>
        <draw:line draw:style-name="gr8" draw:text-style-name="P1" draw:layer="layout" svg:x1="10.008cm" svg:y1="4.985cm" svg:x2="11.619cm" svg:y2="4.678cm">
          <text:p/>
        </draw:line>
        <draw:line draw:style-name="gr8" draw:text-style-name="P1" draw:layer="layout" svg:x1="9.51cm" svg:y1="7.056cm" svg:x2="11.58cm" svg:y2="6.634cm">
          <text:p/>
        </draw:line>
        <draw:line draw:style-name="gr8" draw:text-style-name="P1" draw:layer="layout" svg:x1="8.628cm" svg:y1="4.141cm" svg:x2="11.465cm" svg:y2="2.723cm">
          <text:p/>
        </draw:line>
        <draw:line draw:style-name="gr8" draw:text-style-name="P1" draw:layer="layout" svg:x1="9.625cm" svg:y1="5.484cm" svg:x2="11.427cm" svg:y2="6.212cm">
          <text:p/>
        </draw:line>
        <draw:line draw:style-name="gr8" draw:text-style-name="P1" draw:layer="layout" svg:x1="6.979cm" svg:y1="8.82cm" svg:x2="11.619cm" svg:y2="6.902cm">
          <text:p/>
        </draw:line>
        <draw:line draw:style-name="gr8" draw:text-style-name="P1" draw:layer="layout" svg:x1="4.103cm" svg:y1="4.103cm" svg:x2="11.427cm" svg:y2="2.761cm">
          <text:p/>
        </draw:line>
        <draw:line draw:style-name="gr8" draw:text-style-name="P1" draw:layer="layout" svg:x1="4.218cm" svg:y1="6.787cm" svg:x2="11.657cm" svg:y2="4.3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7:49:30.216000000</meta:creation-date>
    <dc:date>2017-11-05T17:58:41.647000000</dc:date>
    <meta:editing-duration>PT9M14S</meta:editing-duration>
    <meta:editing-cycles>1</meta:editing-cycles>
    <meta:document-statistic meta:object-count="35"/>
    <meta:generator>LibreOffice/5.2.6.2$Windows_x86 LibreOffice_project/a3100ed2409ebf1c212f5048fbe377c281438fdc</meta:generator>
  </office:meta>
</office:document-meta>
</file>